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6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79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2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189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19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2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3" style:family="table-cell" style:parent-style-name="Default" style:data-style-name="N124">
      <style:table-cell-properties fo:background-color="#ffffd7"/>
    </style:style>
    <style:style style:name="ce194" style:family="table-cell" style:parent-style-name="Default" style:data-style-name="N124">
      <style:table-cell-properties fo:background-color="#e8f2a1"/>
    </style:style>
    <style:style style:name="ce19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96" style:family="table-cell" style:parent-style-name="Default" style:data-style-name="N4"/>
    <style:style style:name="ce197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8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199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order-left="none" fo:border-right="0.06pt solid #000000" fo:border-top="none"/>
    </style:style>
    <style:style style:name="ce201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02" style:family="table-cell" style:parent-style-name="Default" style:data-style-name="N124"/>
    <style:style style:name="ce203" style:family="table-cell" style:parent-style-name="Default">
      <style:table-cell-properties fo:background-color="#e8f2a1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 style:data-style-name="N0">
      <style:table-cell-properties fo:background-color="#e8f2a1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0"/>
    <style:style style:name="ce2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9" style:family="table-cell" style:parent-style-name="Default" style:data-style-name="N4">
      <style:table-cell-properties fo:background-color="#e8f2a1"/>
    </style:style>
    <style:style style:name="ce210" style:family="table-cell" style:parent-style-name="Default" style:data-style-name="N4">
      <style:table-cell-properties fo:background-color="transparent"/>
    </style:style>
    <style:style style:name="ce211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5" style:family="table-cell" style:parent-style-name="Default" style:data-style-name="N36">
      <style:text-properties fo:font-weight="bold" style:font-weight-asian="bold" style:font-weight-complex="bold"/>
    </style:style>
    <style:style style:name="ce216" style:family="table-cell" style:parent-style-name="Default" style:data-style-name="N36"/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26" style:family="table-cell" style:parent-style-name="Default" style:data-style-name="N124">
      <style:text-properties fo:font-weight="bold" style:font-weight-asian="bold" style:font-weight-complex="bold"/>
    </style:style>
    <style:style style:name="ce227" style:family="table-cell" style:parent-style-name="Default" style:data-style-name="N124">
      <style:text-properties fo:font-weight="normal" style:font-weight-asian="normal" style:font-weight-complex="normal"/>
    </style:style>
    <style:style style:name="ce2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d4ea6b"/>
    </style:style>
    <style:style style:name="ce232" style:family="table-cell" style:parent-style-name="Default">
      <style:table-cell-properties fo:background-color="#069a2e"/>
    </style:style>
    <style:style style:name="ce233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34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5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6" style:family="table-cell" style:parent-style-name="Default" style:data-style-name="N124">
      <style:table-cell-properties fo:background-color="transparent"/>
    </style:style>
    <style:style style:name="ce237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39" style:family="table-cell" style:parent-style-name="Default" style:data-style-name="N36">
      <style:table-cell-properties fo:background-color="#ffd7d7"/>
    </style:style>
    <style:style style:name="ce24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d7d7"/>
    </style:style>
    <style:style style:name="ce242" style:family="table-cell" style:parent-style-name="Default" style:data-style-name="N4">
      <style:table-cell-properties fo:background-color="#ffd7d7"/>
    </style:style>
    <style:style style:name="ce243" style:family="table-cell" style:parent-style-name="Default" style:data-style-name="N124">
      <style:table-cell-properties fo:background-color="#ffd7d7"/>
    </style:style>
    <style:style style:name="ce244" style:family="table-cell" style:parent-style-name="Default" style:data-style-name="N36">
      <style:table-cell-properties fo:background-color="#d4ea6b"/>
    </style:style>
    <style:style style:name="ce24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4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249" style:family="table-cell" style:parent-style-name="Default" style:data-style-name="N4">
      <style:table-cell-properties fo:background-color="#d4ea6b"/>
    </style:style>
    <style:style style:name="ce250" style:family="table-cell" style:parent-style-name="Default" style:data-style-name="N36">
      <style:table-cell-properties fo:background-color="transparent"/>
    </style:style>
    <style:style style:name="ce251" style:family="table-cell" style:parent-style-name="Default">
      <style:table-cell-properties fo:background-color="#ffd8ce"/>
    </style:style>
    <style:style style:name="ce25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25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5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57" style:family="table-cell" style:parent-style-name="Default">
      <style:text-properties fo:font-weight="normal" style:font-weight-asian="normal" style:font-weight-complex="normal"/>
    </style:style>
    <style:style style:name="ce258" style:family="table-cell" style:parent-style-name="Default" style:data-style-name="N4">
      <style:table-cell-properties fo:background-color="#ffd8ce"/>
    </style:style>
    <style:style style:name="ce259" style:family="table-cell" style:parent-style-name="Default" style:data-style-name="N124">
      <style:table-cell-properties fo:background-color="#ffd8ce"/>
    </style:style>
    <style:style style:name="ce26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fo:background-color="#81d41a"/>
    </style:style>
    <style:style style:name="ce262" style:family="table-cell" style:parent-style-name="Default">
      <style:table-cell-properties fo:background-color="#ffa6a6"/>
    </style:style>
    <style:style style:name="ce26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269" style:family="table-cell" style:parent-style-name="Default" style:data-style-name="N4">
      <style:table-cell-properties fo:background-color="#81d41a"/>
    </style:style>
    <style:style style:name="ce270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 style:data-style-name="N104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7"/>
        <table:table-column table:style-name="co10" table:default-cell-style-name="ce196"/>
        <table:table-column table:style-name="co11" table:number-columns-repeated="2" table:default-cell-style-name="ce196"/>
        <table:table-row table:style-name="ro1">
          <table:table-cell table:style-name="ce176"/>
          <table:table-cell table:style-name="ce179"/>
          <table:table-cell table:style-name="ce191" office:value-type="string" calcext:value-type="string">
            <text:p>TAHMİNİ</text:p>
          </table:table-cell>
          <table:table-cell table:style-name="ce197"/>
          <table:table-cell table:style-name="ce180"/>
          <table:table-cell table:style-name="ce191" office:value-type="string" calcext:value-type="string">
            <text:p>GERÇEKLEŞEN</text:p>
          </table:table-cell>
          <table:table-cell table:style-name="ce197"/>
          <table:table-cell table:style-name="ce203"/>
          <table:table-cell table:style-name="ce205"/>
          <table:table-cell table:style-name="ce209" table:number-columns-repeated="3"/>
        </table:table-row>
        <table:table-row table:style-name="ro1">
          <table:table-cell table:style-name="ce176" office:value-type="float" office:value="-2022" calcext:value-type="float">
            <text:p>-2022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<text:s/>BAKİYE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BAKİYE</text:p>
          </table:table-cell>
          <table:table-cell table:style-name="ce203"/>
          <table:table-cell table:style-name="ce205" office:value-type="string" calcext:value-type="string">
            <text:p>kR</text:p>
          </table:table-cell>
          <table:table-cell table:style-name="ce209" office:value-type="string" calcext:value-type="string">
            <text:p>nzn</text:p>
          </table:table-cell>
          <table:table-cell table:style-name="ce209" office:value-type="string" calcext:value-type="string">
            <text:p>hc</text:p>
          </table:table-cell>
          <table:table-cell table:style-name="ce209" office:value-type="string" calcext:value-type="string">
            <text:p>Hc 1/1</text:p>
          </table:table-cell>
        </table:table-row>
        <table:table-row table:style-name="ro2">
          <table:table-cell table:style-name="ce177" office:value-type="string" calcext:value-type="string">
            <text:p>Ocak</text:p>
          </table:table-cell>
          <table:table-cell table:style-name="ce182" table:formula="of:=[$'01'.D2]" office:value-type="float" office:value="7333.3" calcext:value-type="float">
            <text:p>7.333,30</text:p>
          </table:table-cell>
          <table:table-cell table:style-name="ce193" table:formula="of:=[$'01'.E2]" office:value-type="float" office:value="-6834.05" calcext:value-type="float">
            <text:p>-6.834,05</text:p>
          </table:table-cell>
          <table:table-cell table:style-name="ce198" table:formula="of:=[.B3]+[.C3]" office:value-type="float" office:value="499.25" calcext:value-type="float">
            <text:p>499,25</text:p>
          </table:table-cell>
          <table:table-cell table:style-name="ce182" table:formula="of:=[$'01'.F2]" office:value-type="float" office:value="46462.64" calcext:value-type="float">
            <text:p>46.462,64</text:p>
          </table:table-cell>
          <table:table-cell table:style-name="ce193" table:formula="of:=[$'01'.G2]" office:value-type="float" office:value="-6834.05" calcext:value-type="float">
            <text:p>-6.834,05</text:p>
          </table:table-cell>
          <table:table-cell table:style-name="ce199" table:formula="of:=[.E3]+[.F3]" office:value-type="float" office:value="39628.59" calcext:value-type="float">
            <text:p>39.628,59</text:p>
          </table:table-cell>
          <table:table-cell table:style-name="ce177"/>
          <table:table-cell table:style-name="ce206"/>
          <table:table-cell table:style-name="ce210" table:number-columns-repeated="3"/>
        </table:table-row>
        <table:table-row table:style-name="ro3">
          <table:table-cell table:style-name="ce177" office:value-type="string" calcext:value-type="string">
            <text:p>Şubat</text:p>
          </table:table-cell>
          <table:table-cell table:style-name="ce182" table:formula="of:=[$'02'.D2]" office:value-type="float" office:value="10567.09" calcext:value-type="float">
            <text:p>10.567,09</text:p>
          </table:table-cell>
          <table:table-cell table:style-name="ce193" table:formula="of:=[$'02'.E2]" office:value-type="float" office:value="-21938.15" calcext:value-type="float">
            <text:p>-21.938,15</text:p>
          </table:table-cell>
          <table:table-cell table:style-name="ce198" table:formula="of:=[.B4]+[.C4]+[.D3]" office:value-type="float" office:value="-10871.81" calcext:value-type="float">
            <text:p>-10.871,81</text:p>
          </table:table-cell>
          <table:table-cell table:style-name="ce182" table:formula="of:=[$'02'.F2]" office:value-type="float" office:value="11567.09" calcext:value-type="float">
            <text:p>11.567,09</text:p>
          </table:table-cell>
          <table:table-cell table:style-name="ce193" table:formula="of:=[$'02'.G2]" office:value-type="float" office:value="-21938.15" calcext:value-type="float">
            <text:p>-21.938,15</text:p>
          </table:table-cell>
          <table:table-cell table:style-name="ce199" table:formula="of:=[.E4]+[.F4]+[.G3]" office:value-type="float" office:value="29257.53" calcext:value-type="float">
            <text:p>29.257,53</text:p>
          </table:table-cell>
          <table:table-cell table:style-name="ce204" office:value-type="string" calcext:value-type="string">
            <text:p>doğuş</text:p>
          </table:table-cell>
          <table:table-cell table:style-name="ce206"/>
          <table:table-cell table:style-name="ce210" table:number-columns-repeated="2"/>
          <table:table-cell table:style-name="ce213" office:value-type="float" office:value="36" calcext:value-type="float">
            <text:p>36,00</text:p>
          </table:table-cell>
        </table:table-row>
        <table:table-row table:style-name="ro2">
          <table:table-cell table:style-name="ce177" office:value-type="string" calcext:value-type="string">
            <text:p>Mart</text:p>
          </table:table-cell>
          <table:table-cell table:style-name="ce182" table:formula="of:=[$'03'.D2]" office:value-type="float" office:value="36859.61" calcext:value-type="float">
            <text:p>36.859,61</text:p>
          </table:table-cell>
          <table:table-cell table:style-name="ce193" table:formula="of:=[$'03'.E2]" office:value-type="float" office:value="-30109.3" calcext:value-type="float">
            <text:p>-30.109,30</text:p>
          </table:table-cell>
          <table:table-cell table:style-name="ce198" table:formula="of:=[.B5]+[.C5]+[.D4]" office:value-type="float" office:value="-4121.5" calcext:value-type="float">
            <text:p>-4.121,50</text:p>
          </table:table-cell>
          <table:table-cell table:style-name="ce182" table:formula="of:=[$'03'.F2]" office:value-type="float" office:value="35859.61" calcext:value-type="float">
            <text:p>35.859,61</text:p>
          </table:table-cell>
          <table:table-cell table:style-name="ce193" table:formula="of:=[$'03'.G2]" office:value-type="float" office:value="-30109.3" calcext:value-type="float">
            <text:p>-30.109,30</text:p>
          </table:table-cell>
          <table:table-cell table:style-name="ce199" table:formula="of:=[.E5]+[.F5]+[.G4]" office:value-type="float" office:value="35007.84" calcext:value-type="float">
            <text:p>35.007,84</text:p>
          </table:table-cell>
          <table:table-cell table:style-name="ce204" office:value-type="string" calcext:value-type="string">
            <text:p>snyF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5]*0.2491" office:value-type="float" office:value="11.9568" calcext:value-type="float">
            <text:p>11,96</text:p>
          </table:table-cell>
          <table:table-cell table:style-name="ce210" table:formula="of:=[.I5]-[.J5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Nisan</text:p>
          </table:table-cell>
          <table:table-cell table:style-name="ce182" table:formula="of:=[$'04'.D2]" office:value-type="float" office:value="15937.59" calcext:value-type="float">
            <text:p>15.937,59</text:p>
          </table:table-cell>
          <table:table-cell table:style-name="ce193" table:formula="of:=[$'04'.E2]" office:value-type="float" office:value="-11790.68" calcext:value-type="float">
            <text:p>-11.790,68</text:p>
          </table:table-cell>
          <table:table-cell table:style-name="ce198" table:formula="of:=[.B6]+[.C6]+[.D5]" office:value-type="float" office:value="25.4099999999999" calcext:value-type="float">
            <text:p>25,41</text:p>
          </table:table-cell>
          <table:table-cell table:style-name="ce182" table:formula="of:=[$'04'.F2]" office:value-type="float" office:value="17940.28" calcext:value-type="float">
            <text:p>17.940,28</text:p>
          </table:table-cell>
          <table:table-cell table:style-name="ce193" table:formula="of:=[$'04'.G2]" office:value-type="float" office:value="-11140.68" calcext:value-type="float">
            <text:p>-11.140,68</text:p>
          </table:table-cell>
          <table:table-cell table:style-name="ce199" table:formula="of:=[.E6]+[.F6]+[.G5]" office:value-type="float" office:value="41807.44" calcext:value-type="float">
            <text:p>41.807,44</text:p>
          </table:table-cell>
          <table:table-cell table:style-name="ce204" office:value-type="string" calcext:value-type="string">
            <text:p>tuzgmrğ</text:p>
          </table:table-cell>
          <table:table-cell table:style-name="ce206"/>
          <table:table-cell table:style-name="ce210" table:number-columns-repeated="2"/>
          <table:table-cell table:style-name="ce214" office:value-type="float" office:value="19.8" calcext:value-type="float">
            <text:p>19,80</text:p>
          </table:table-cell>
        </table:table-row>
        <table:table-row table:style-name="ro2">
          <table:table-cell table:style-name="ce177" office:value-type="string" calcext:value-type="string">
            <text:p>Mayıs</text:p>
          </table:table-cell>
          <table:table-cell table:style-name="ce182" table:formula="of:=[$'05'.D2]" office:value-type="float" office:value="11328.34" calcext:value-type="float">
            <text:p>11.328,34</text:p>
          </table:table-cell>
          <table:table-cell table:style-name="ce193" table:formula="of:=[$'05'.E2]" office:value-type="float" office:value="-7712.66" calcext:value-type="float">
            <text:p>-7.712,66</text:p>
          </table:table-cell>
          <table:table-cell table:style-name="ce198" table:formula="of:=[.B7]+[.C7]+[.D6]" office:value-type="float" office:value="3641.09" calcext:value-type="float">
            <text:p>3.641,09</text:p>
          </table:table-cell>
          <table:table-cell table:style-name="ce182" table:formula="of:=[$'05'.F2]" office:value-type="float" office:value="9522.37" calcext:value-type="float">
            <text:p>9.522,37</text:p>
          </table:table-cell>
          <table:table-cell table:style-name="ce193" table:formula="of:=[$'05'.G2]" office:value-type="float" office:value="-7722.66" calcext:value-type="float">
            <text:p>-7.722,66</text:p>
          </table:table-cell>
          <table:table-cell table:style-name="ce199" table:formula="of:=[.E7]+[.F7]+[.G6]" office:value-type="float" office:value="43607.15" calcext:value-type="float">
            <text:p>43.607,15</text:p>
          </table:table-cell>
          <table:table-cell table:style-name="ce204" office:value-type="string" calcext:value-type="string">
            <text:p>snyB</text:p>
          </table:table-cell>
          <table:table-cell table:style-name="ce206"/>
          <table:table-cell table:style-name="ce210" table:formula="of:=[.I7]*0.2491" office:value-type="float" office:value="0" calcext:value-type="float">
            <text:p>0,00</text:p>
          </table:table-cell>
          <table:table-cell table:style-name="ce210" table:formula="of:=[.I7]-[.J7]" office:value-type="float" office:value="0" calcext:value-type="float">
            <text:p>0,00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Haziran</text:p>
          </table:table-cell>
          <table:table-cell table:style-name="ce182" table:formula="of:=[$'06'.D2]" office:value-type="float" office:value="17837.05" calcext:value-type="float">
            <text:p>17.837,05</text:p>
          </table:table-cell>
          <table:table-cell table:style-name="ce193" table:formula="of:=[$'06'.E2]" office:value-type="float" office:value="-28058.1" calcext:value-type="float">
            <text:p>-28.058,10</text:p>
          </table:table-cell>
          <table:table-cell table:style-name="ce198" table:formula="of:=[.B8]+[.C8]+[.D7]" office:value-type="float" office:value="-6579.96" calcext:value-type="float">
            <text:p>-6.579,96</text:p>
          </table:table-cell>
          <table:table-cell table:style-name="ce182" table:formula="of:=[$'06'.F2]" office:value-type="float" office:value="16654.19" calcext:value-type="float">
            <text:p>16.654,19</text:p>
          </table:table-cell>
          <table:table-cell table:style-name="ce193" table:formula="of:=[$'06'.G2]" office:value-type="float" office:value="-28058.1" calcext:value-type="float">
            <text:p>-28.058,10</text:p>
          </table:table-cell>
          <table:table-cell table:style-name="ce199" table:formula="of:=[.E8]+[.F8]+[.G7]" office:value-type="float" office:value="32203.24" calcext:value-type="float">
            <text:p>32.203,24</text:p>
          </table:table-cell>
          <table:table-cell table:style-name="ce177"/>
          <table:table-cell table:style-name="ce206"/>
          <table:table-cell table:style-name="ce210" table:number-columns-repeated="2"/>
          <table:table-cell table:style-name="ce214"/>
        </table:table-row>
        <table:table-row table:style-name="ro2">
          <table:table-cell table:style-name="ce177" office:value-type="string" calcext:value-type="string">
            <text:p>Temmuz</text:p>
          </table:table-cell>
          <table:table-cell table:style-name="ce182" table:formula="of:=[$'07'.D2]" office:value-type="float" office:value="27131.07" calcext:value-type="float">
            <text:p>27.131,07</text:p>
          </table:table-cell>
          <table:table-cell table:style-name="ce193" table:formula="of:=[$'07'.E2]" office:value-type="float" office:value="-17400.82" calcext:value-type="float">
            <text:p>-17.400,82</text:p>
          </table:table-cell>
          <table:table-cell table:style-name="ce198" table:formula="of:=[.B9]+[.C9]+[.D8]" office:value-type="float" office:value="3150.29" calcext:value-type="float">
            <text:p>3.150,29</text:p>
          </table:table-cell>
          <table:table-cell table:style-name="ce182" table:formula="of:=[$'07'.F2]" office:value-type="float" office:value="16133.3" calcext:value-type="float">
            <text:p>16.133,30</text:p>
          </table:table-cell>
          <table:table-cell table:style-name="ce193" table:formula="of:=[$'07'.G2]" office:value-type="float" office:value="-20600.82" calcext:value-type="float">
            <text:p>-20.600,82</text:p>
          </table:table-cell>
          <table:table-cell table:style-name="ce199" table:formula="of:=[.E9]+[.F9]+[.G8]" office:value-type="float" office:value="27735.72" calcext:value-type="float">
            <text:p>27.735,72</text:p>
          </table:table-cell>
          <table:table-cell table:style-name="ce204" office:value-type="string" calcext:value-type="string">
            <text:p>snyG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9]*0.2491" office:value-type="float" office:value="11.9568" calcext:value-type="float">
            <text:p>11,96</text:p>
          </table:table-cell>
          <table:table-cell table:style-name="ce210" table:formula="of:=[.I9]-[.J9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ğustos</text:p>
          </table:table-cell>
          <table:table-cell table:style-name="ce182" table:formula="of:=[$'08'.D2]" office:value-type="float" office:value="34617.91" calcext:value-type="float">
            <text:p>34.617,91</text:p>
          </table:table-cell>
          <table:table-cell table:style-name="ce193" table:formula="of:=[$'08'.E2]" office:value-type="float" office:value="-11695.35" calcext:value-type="float">
            <text:p>-11.695,35</text:p>
          </table:table-cell>
          <table:table-cell table:style-name="ce198" table:formula="of:=[.B10]+[.C10]+[.D9]" office:value-type="float" office:value="26072.85" calcext:value-type="float">
            <text:p>26.072,85</text:p>
          </table:table-cell>
          <table:table-cell table:style-name="ce182" table:formula="of:=[$'08'.F2]" office:value-type="float" office:value="102061.66" calcext:value-type="float">
            <text:p>102.061,66</text:p>
          </table:table-cell>
          <table:table-cell table:style-name="ce193" table:formula="of:=[$'08'.G2]" office:value-type="float" office:value="-33894.33" calcext:value-type="float">
            <text:p>-33.894,33</text:p>
          </table:table-cell>
          <table:table-cell table:style-name="ce199" table:formula="of:=[.E10]+[.F10]+[.G9]" office:value-type="float" office:value="95903.05" calcext:value-type="float">
            <text:p>95.903,05</text:p>
          </table:table-cell>
          <table:table-cell table:style-name="ce204" office:value-type="string" calcext:value-type="string">
            <text:p>lise</text:p>
          </table:table-cell>
          <table:table-cell table:style-name="ce206"/>
          <table:table-cell table:style-name="ce210" table:number-columns-repeated="2"/>
          <table:table-cell table:style-name="ce214" office:value-type="float" office:value="23.75" calcext:value-type="float">
            <text:p>23,75</text:p>
          </table:table-cell>
        </table:table-row>
        <table:table-row table:style-name="ro2">
          <table:table-cell table:style-name="ce177" office:value-type="string" calcext:value-type="string">
            <text:p>Eylül</text:p>
          </table:table-cell>
          <table:table-cell table:style-name="ce182" table:formula="of:=[$'09'.D2]" office:value-type="float" office:value="70162.31" calcext:value-type="float">
            <text:p>70.162,31</text:p>
          </table:table-cell>
          <table:table-cell table:style-name="ce193" table:formula="of:=[$'09'.E2]" office:value-type="float" office:value="-61978.72" calcext:value-type="float">
            <text:p>-61.978,72</text:p>
          </table:table-cell>
          <table:table-cell table:style-name="ce198" table:formula="of:=[.B11]+[.C11]+[.D10]" office:value-type="float" office:value="34256.44" calcext:value-type="float">
            <text:p>34.256,44</text:p>
          </table:table-cell>
          <table:table-cell table:style-name="ce182" table:formula="of:=[$'09'.F2]" office:value-type="float" office:value="9260.5" calcext:value-type="float">
            <text:p>9.260,50</text:p>
          </table:table-cell>
          <table:table-cell table:style-name="ce193" table:formula="of:=[$'09'.G2]" office:value-type="float" office:value="-25729.24" calcext:value-type="float">
            <text:p>-25.729,24</text:p>
          </table:table-cell>
          <table:table-cell table:style-name="ce199" table:formula="of:=[.E11]+[.F11]+[.G10]" office:value-type="float" office:value="79434.31" calcext:value-type="float">
            <text:p>79.434,31</text:p>
          </table:table-cell>
          <table:table-cell table:style-name="ce204" office:value-type="string" calcext:value-type="string">
            <text:p>snyE</text:p>
          </table:table-cell>
          <table:table-cell table:style-name="ce206" office:value-type="float" office:value="45" calcext:value-type="float">
            <text:p>45</text:p>
          </table:table-cell>
          <table:table-cell table:style-name="ce210" table:formula="of:=[.I11]*0.2491" office:value-type="float" office:value="11.2095" calcext:value-type="float">
            <text:p>11,21</text:p>
          </table:table-cell>
          <table:table-cell table:style-name="ce210" table:formula="of:=[.I11]-[.J11]" office:value-type="float" office:value="33.7905" calcext:value-type="float">
            <text:p>33,79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Ekim</text:p>
          </table:table-cell>
          <table:table-cell table:style-name="ce182" table:formula="of:=[$'10'.D2]" office:value-type="float" office:value="27978.55" calcext:value-type="float">
            <text:p>27.978,55</text:p>
          </table:table-cell>
          <table:table-cell table:style-name="ce193" table:formula="of:=[$'10'.E2]" office:value-type="float" office:value="-34491.12" calcext:value-type="float">
            <text:p>-34.491,12</text:p>
          </table:table-cell>
          <table:table-cell table:style-name="ce198" table:formula="of:=[.B12]+[.C12]+[.D11]" office:value-type="float" office:value="27743.87" calcext:value-type="float">
            <text:p>27.743,87</text:p>
          </table:table-cell>
          <table:table-cell table:style-name="ce182" table:formula="of:=[$'10'.F2]" office:value-type="float" office:value="69474.91" calcext:value-type="float">
            <text:p>69.474,91</text:p>
          </table:table-cell>
          <table:table-cell table:style-name="ce193" table:formula="of:=[$'10'.G2]" office:value-type="float" office:value="-83806.82" calcext:value-type="float">
            <text:p>-83.806,82</text:p>
          </table:table-cell>
          <table:table-cell table:style-name="ce199" table:formula="of:=[.E12]+[.F12]+[.G11]" office:value-type="float" office:value="65102.4" calcext:value-type="float">
            <text:p>65.102,40</text:p>
          </table:table-cell>
          <table:table-cell table:style-name="ce204" office:value-type="string" calcext:value-type="string">
            <text:p>ali paşa</text:p>
          </table:table-cell>
          <table:table-cell table:style-name="ce206"/>
          <table:table-cell table:style-name="ce210" table:number-columns-repeated="2"/>
          <table:table-cell table:style-name="ce214" office:value-type="float" office:value="6.5" calcext:value-type="float">
            <text:p>6,50</text:p>
          </table:table-cell>
        </table:table-row>
        <table:table-row table:style-name="ro2">
          <table:table-cell table:style-name="ce177" office:value-type="string" calcext:value-type="string">
            <text:p>Kasım</text:p>
          </table:table-cell>
          <table:table-cell table:style-name="ce182" table:formula="of:=[$'11'.D2]" office:value-type="float" office:value="135050" calcext:value-type="float">
            <text:p>135.050,00</text:p>
          </table:table-cell>
          <table:table-cell table:style-name="ce193" table:formula="of:=[$'11'.E2]" office:value-type="float" office:value="-11546.5" calcext:value-type="float">
            <text:p>-11.546,50</text:p>
          </table:table-cell>
          <table:table-cell table:style-name="ce198" table:formula="of:=[.B13]+[.C13]+[.D12]" office:value-type="float" office:value="151247.37" calcext:value-type="float">
            <text:p>151.247,37</text:p>
          </table:table-cell>
          <table:table-cell table:style-name="ce182" table:formula="of:=[$'11'.F2]" office:value-type="float" office:value="0" calcext:value-type="float">
            <text:p>0,00</text:p>
          </table:table-cell>
          <table:table-cell table:style-name="ce193" table:formula="of:=[$'11'.G2]" office:value-type="float" office:value="0" calcext:value-type="float">
            <text:p>0,00</text:p>
          </table:table-cell>
          <table:table-cell table:style-name="ce199" table:formula="of:=[.E13]+[.F13]+[.G12]" office:value-type="float" office:value="65102.4" calcext:value-type="float">
            <text:p>65.102,40</text:p>
          </table:table-cell>
          <table:table-cell table:style-name="ce204" office:value-type="string" calcext:value-type="string">
            <text:p>snyCD</text:p>
          </table:table-cell>
          <table:table-cell table:style-name="ce206" office:value-type="float" office:value="84" calcext:value-type="float">
            <text:p>84</text:p>
          </table:table-cell>
          <table:table-cell table:style-name="ce210" table:formula="of:=[.I13]*0.2491" office:value-type="float" office:value="20.9244" calcext:value-type="float">
            <text:p>20,92</text:p>
          </table:table-cell>
          <table:table-cell table:style-name="ce210" table:formula="of:=[.I13]-[.J13]" office:value-type="float" office:value="63.0756" calcext:value-type="float">
            <text:p>63,08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ralık</text:p>
          </table:table-cell>
          <table:table-cell table:style-name="ce182" table:formula="of:=[$'12'.D2]" office:value-type="float" office:value="13850" calcext:value-type="float">
            <text:p>13.850,00</text:p>
          </table:table-cell>
          <table:table-cell table:style-name="ce193" table:formula="of:=[$'12'.E2]" office:value-type="float" office:value="-11546.5" calcext:value-type="float">
            <text:p>-11.546,50</text:p>
          </table:table-cell>
          <table:table-cell table:style-name="ce198" table:formula="of:=[.B14]+[.C14]+[.D13]" office:value-type="float" office:value="153550.87" calcext:value-type="float">
            <text:p>153.550,87</text:p>
          </table:table-cell>
          <table:table-cell table:style-name="ce182" table:formula="of:=[$'12'.F2]" office:value-type="float" office:value="0" calcext:value-type="float">
            <text:p>0,00</text:p>
          </table:table-cell>
          <table:table-cell table:style-name="ce193" table:formula="of:=[$'12'.G2]" office:value-type="float" office:value="0" calcext:value-type="float">
            <text:p>0,00</text:p>
          </table:table-cell>
          <table:table-cell table:style-name="ce199" table:formula="of:=[.E14]+[.F14]+[.G13]" office:value-type="float" office:value="65102.4" calcext:value-type="float">
            <text:p>65.102,40</text:p>
          </table:table-cell>
          <table:table-cell table:style-name="ce204" office:value-type="string" calcext:value-type="string">
            <text:p>snyA</text:p>
          </table:table-cell>
          <table:table-cell table:style-name="ce206" office:value-type="float" office:value="42" calcext:value-type="float">
            <text:p>42</text:p>
          </table:table-cell>
          <table:table-cell table:style-name="ce210" table:formula="of:=[.I14]*0.2491" office:value-type="float" office:value="10.4622" calcext:value-type="float">
            <text:p>10,46</text:p>
          </table:table-cell>
          <table:table-cell table:style-name="ce210" table:formula="of:=[.I14]-[.J14]" office:value-type="float" office:value="31.5378" calcext:value-type="float">
            <text:p>31,54</text:p>
          </table:table-cell>
          <table:table-cell table:style-name="ce210"/>
        </table:table-row>
        <table:table-row table:style-name="ro2">
          <table:table-cell table:style-name="ce178" office:value-type="string" calcext:value-type="string">
            <text:p>TOPLAM</text:p>
          </table:table-cell>
          <table:table-cell table:style-name="ce189" table:formula="of:=SUM([.B3:.B14])" office:value-type="float" office:value="408652.82" calcext:value-type="float">
            <text:p>408.652,82</text:p>
          </table:table-cell>
          <table:table-cell table:style-name="ce194" table:formula="of:=SUM([.C3:.C14])" office:value-type="float" office:value="-255101.95" calcext:value-type="float">
            <text:p>-255.101,95</text:p>
          </table:table-cell>
          <table:table-cell table:style-name="ce199"/>
          <table:table-cell table:style-name="ce189" table:formula="of:=SUM([.E3:.E14])" office:value-type="float" office:value="334936.55" calcext:value-type="float">
            <text:p>334.936,55</text:p>
          </table:table-cell>
          <table:table-cell table:style-name="ce194" table:formula="of:=SUM([.F3:.F14])" office:value-type="float" office:value="-269834.15" calcext:value-type="float">
            <text:p>-269.834,15</text:p>
          </table:table-cell>
          <table:table-cell table:style-name="ce199" table:formula="of:=[.E15]+[.F15]" office:value-type="float" office:value="65102.4" calcext:value-type="float">
            <text:p>65.102,40</text:p>
          </table:table-cell>
          <table:table-cell table:style-name="ce203"/>
          <table:table-cell table:style-name="ce205" table:formula="of:=SUM([.I3:.I14])" office:value-type="float" office:value="267" calcext:value-type="float">
            <text:p>267</text:p>
          </table:table-cell>
          <table:table-cell table:style-name="ce211" table:formula="of:=SUM([.J3:.J14])" office:value-type="float" office:value="66.5097" calcext:value-type="float">
            <text:p>66,51</text:p>
          </table:table-cell>
          <table:table-cell table:style-name="ce211" table:formula="of:=SUM([.K3:.K14])" office:value-type="float" office:value="200.4903" calcext:value-type="float">
            <text:p>200,49</text:p>
          </table:table-cell>
          <table:table-cell table:style-name="ce211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90" table:formula="of:=[.B15]/12" office:value-type="float" office:value="34054.4016666667" calcext:value-type="float">
            <text:p>34.054,40</text:p>
          </table:table-cell>
          <table:table-cell table:style-name="ce195" table:formula="of:=[.C15]/12" office:value-type="float" office:value="-21258.4958333333" calcext:value-type="float">
            <text:p>-21.258,50</text:p>
          </table:table-cell>
          <table:table-cell table:style-name="ce200"/>
          <table:table-cell table:style-name="ce190" table:formula="of:=[.E15]/8" office:value-type="float" office:value="41867.06875" calcext:value-type="float">
            <text:p>41.867,07</text:p>
          </table:table-cell>
          <table:table-cell table:style-name="ce195" table:formula="of:=[.F15]/8" office:value-type="float" office:value="-33729.26875" calcext:value-type="float">
            <text:p>-33.729,27</text:p>
          </table:table-cell>
          <table:table-cell table:style-name="ce201"/>
          <table:table-cell table:number-columns-repeated="2"/>
          <table:table-cell table:style-name="ce212"/>
          <table:table-cell/>
          <table:table-cell table:formula="of:=[.K15]+[.L15]" office:value-type="float" office:value="286.5403" calcext:value-type="float">
            <text:p>286,54</text:p>
          </table:table-cell>
        </table:table-row>
        <table:table-row table:style-name="ro2">
          <table:table-cell table:number-columns-repeated="2"/>
          <table:table-cell table:style-name="ce196" table:number-columns-repeated="2"/>
          <table:table-cell table:number-columns-repeated="2"/>
          <table:table-cell table:style-name="ce202"/>
          <table:table-cell/>
          <table:table-cell table:style-name="ce208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208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212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2"/>
        <table:table-column table:style-name="co18" table:number-columns-repeated="3" table:default-cell-style-name="ce202"/>
        <table:table-column table:style-name="co12" table:default-cell-style-name="Default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15" office:value-type="string" calcext:value-type="string">
            <text:p>- OCA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3:.D57])" office:value-type="float" office:value="7333.3" calcext:value-type="float">
            <text:p>7.333,30</text:p>
          </table:table-cell>
          <table:table-cell table:style-name="ce224" table:formula="of:=SUM([.E3:.E57])" office:value-type="float" office:value="-6834.05" calcext:value-type="float">
            <text:p>-6.834,05</text:p>
          </table:table-cell>
          <table:table-cell table:style-name="ce224" table:formula="of:=SUM([.F3:.F57])" office:value-type="float" office:value="46462.64" calcext:value-type="float">
            <text:p>46.462,64</text:p>
          </table:table-cell>
          <table:table-cell table:style-name="ce224" table:formula="of:=SUM([.G3:.G57])" office:value-type="float" office:value="-6834.05" calcext:value-type="float">
            <text:p>-6.834,05</text:p>
          </table:table-cell>
          <table:table-cell table:style-name="ce2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216"/>
          <table:table-cell table:style-name="ce2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216" office:value-type="date" office:date-value="2022-01-13" calcext:value-type="date">
            <text:p>13.01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130.3" calcext:value-type="float">
            <text:p>-130,30</text:p>
          </table:table-cell>
          <table:table-cell table:style-name="ce225"/>
          <table:table-cell table:style-name="ce22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255.4" calcext:value-type="float">
            <text:p>-255,40</text:p>
          </table:table-cell>
          <table:table-cell table:style-name="ce225"/>
          <table:table-cell table:style-name="ce22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5" office:value-type="float" office:value="-50" calcext:value-type="float">
            <text:p>-50,00</text:p>
          </table:table-cell>
          <table:table-cell table:style-name="ce22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 office:value-type="date" office:date-value="2022-01-04" calcext:value-type="date">
            <text:p>04.01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5" table:number-columns-repeated="2"/>
          <table:table-cell table:style-name="ce22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3"/>
          <table:table-cell table:style-name="ce225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222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/>
          <table:table-cell table:style-name="ce222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17">
          <table:table-cell table:style-name="ce216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216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3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ŞUBA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3])" office:value-type="float" office:value="10567.09" calcext:value-type="float">
            <text:p>10.567,09</text:p>
          </table:table-cell>
          <table:table-cell table:style-name="ce224" table:formula="of:=SUM([.E5:.E63])" office:value-type="float" office:value="-21938.15" calcext:value-type="float">
            <text:p>-21.938,15</text:p>
          </table:table-cell>
          <table:table-cell table:style-name="ce224" table:formula="of:=SUM([.F5:.F63])" office:value-type="float" office:value="11567.09" calcext:value-type="float">
            <text:p>11.567,09</text:p>
          </table:table-cell>
          <table:table-cell table:style-name="ce224" table:formula="of:=SUM([.G5:.G63])" office:value-type="float" office:value="-21938.15" calcext:value-type="float">
            <text:p>-21.938,15</text:p>
          </table:table-cell>
          <table:table-cell table:style-name="ce224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style-name="ce225"/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2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2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2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2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2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lmer bilgisayar</text:p>
          </table:table-cell>
          <table:table-cell table:style-name="ce2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nggood lcd controller</text:p>
          </table:table-cell>
          <table:table-cell table:style-name="ce2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227"/>
          <table:table-cell table:style-name="ce226" table:number-columns-repeated="2"/>
          <table:table-cell/>
        </table:table-row>
      </table:table>
      <table:table table:name="03" table:style-name="ta1">
        <table:table-column table:style-name="co24" table:default-cell-style-name="ce216"/>
        <table:table-column table:style-name="co25" table:default-cell-style-name="Default"/>
        <table:table-column table:style-name="co26" table:default-cell-style-name="Default"/>
        <table:table-column table:style-name="co27" table:default-cell-style-name="ce202"/>
        <table:table-column table:style-name="co28" table:default-cell-style-name="ce202"/>
        <table:table-column table:style-name="co27" table:default-cell-style-name="ce202"/>
        <table:table-column table:style-name="co28" table:number-columns-repeated="2" table:default-cell-style-name="ce202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28" office:value-type="string" calcext:value-type="string">
            <text:p>- MAR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1])" office:value-type="float" office:value="36859.61" calcext:value-type="float">
            <text:p>36.859,61</text:p>
          </table:table-cell>
          <table:table-cell table:style-name="ce224" table:formula="of:=SUM([.E5:.E61])" office:value-type="float" office:value="-30109.3" calcext:value-type="float">
            <text:p>-30.109,30</text:p>
          </table:table-cell>
          <table:table-cell table:style-name="ce224" table:formula="of:=SUM([.F5:.F61])" office:value-type="float" office:value="35859.61" calcext:value-type="float">
            <text:p>35.859,61</text:p>
          </table:table-cell>
          <table:table-cell table:style-name="ce224" table:formula="of:=SUM([.G5:.G61])" office:value-type="float" office:value="-30109.3" calcext:value-type="float">
            <text:p>-30.109,30</text:p>
          </table:table-cell>
          <table:table-cell table:style-name="ce2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26" table:number-columns-repeated="3"/>
          <table:table-cell/>
          <table:table-cell table:style-name="ce222"/>
        </table:table-row>
        <table:table-row table:style-name="ro2">
          <table:table-cell/>
          <table:table-cell table:style-name="ce222" table:number-columns-repeated="3"/>
          <table:table-cell table:style-name="ce22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22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167" calcext:value-type="float">
            <text:p>-167,00</text:p>
          </table:table-cell>
          <table:table-cell table:style-name="ce226"/>
          <table:table-cell table:style-name="ce22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22"/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428" calcext:value-type="float">
            <text:p>-428,00</text:p>
          </table:table-cell>
          <table:table-cell table:style-name="ce226"/>
          <table:table-cell table:style-name="ce22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22"/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7" office:value-type="float" office:value="-50" calcext:value-type="float">
            <text:p>-50,00</text:p>
          </table:table-cell>
          <table:table-cell table:style-name="ce22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daü yasemin 21-22 <text:s/>bahar okul ücreti</text:p>
          </table:table-cell>
          <table:table-cell table:style-name="ce220" table:number-columns-repeated="2"/>
          <table:table-cell table:style-name="ce227" office:value-type="float" office:value="-21510.75" calcext:value-type="float">
            <text:p>-21.510,75</text:p>
          </table:table-cell>
          <table:table-cell table:style-name="ce22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06 yb 1397 1. taksit</text:p>
          </table:table-cell>
          <table:table-cell table:style-name="ce220" table:number-columns-repeated="2"/>
          <table:table-cell table:style-name="ce227" office:value-type="float" office:value="-169" calcext:value-type="float">
            <text:p>-169,00</text:p>
          </table:table-cell>
          <table:table-cell table:style-name="ce22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7"/>
          <table:table-cell table:style-name="ce226"/>
          <table:table-cell table:style-name="ce22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2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2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202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202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216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NİS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6])" office:value-type="float" office:value="15937.59" calcext:value-type="float">
            <text:p>15.937,59</text:p>
          </table:table-cell>
          <table:table-cell table:style-name="ce224" table:formula="of:=SUM([.E5:.E66])" office:value-type="float" office:value="-11790.68" calcext:value-type="float">
            <text:p>-11.790,68</text:p>
          </table:table-cell>
          <table:table-cell table:style-name="ce224" table:formula="of:=SUM([.F5:.F66])" office:value-type="float" office:value="17940.28" calcext:value-type="float">
            <text:p>17.940,28</text:p>
          </table:table-cell>
          <table:table-cell table:style-name="ce224" table:formula="of:=SUM([.G5:.G66])" office:value-type="float" office:value="-11140.68" calcext:value-type="float">
            <text:p>-11.140,68</text:p>
          </table:table-cell>
          <table:table-cell table:style-name="ce224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217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383.8" calcext:value-type="float">
            <text:p>-383,80</text:p>
          </table:table-cell>
          <table:table-cell table:style-name="ce226"/>
          <table:table-cell table:style-name="ce227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171.6" calcext:value-type="float">
            <text:p>-171,60</text:p>
          </table:table-cell>
          <table:table-cell table:style-name="ce226"/>
          <table:table-cell table:style-name="ce227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Default"/>
          <table:table-cell table:style-name="ce22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7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7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9" office:value-type="string" calcext:value-type="string">
            <text:p>06 yb 1397 2. taksit</text:p>
          </table:table-cell>
          <table:table-cell table:style-name="ce229" table:number-columns-repeated="2"/>
          <table:table-cell table:style-name="ce233" office:value-type="float" office:value="-169" calcext:value-type="float">
            <text:p>-169,00</text:p>
          </table:table-cell>
          <table:table-cell table:style-name="ce235"/>
          <table:table-cell table:style-name="ce23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HAS KOMP ÇORUM</text:p>
          </table:table-cell>
          <table:table-cell table:style-name="ce220" table:number-columns-repeated="2"/>
          <table:table-cell table:style-name="ce227" office:value-type="float" office:value="-3270" calcext:value-type="float">
            <text:p>-3.270,00</text:p>
          </table:table-cell>
          <table:table-cell table:style-name="ce22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</text:p>
          </table:table-cell>
          <table:table-cell table:style-name="ce220" table:number-columns-repeated="2"/>
          <table:table-cell table:style-name="ce227" office:value-type="float" office:value="-238" calcext:value-type="float">
            <text:p>-238,00</text:p>
          </table:table-cell>
          <table:table-cell table:style-name="ce22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 bsmv</text:p>
          </table:table-cell>
          <table:table-cell table:style-name="ce220" table:number-columns-repeated="2"/>
          <table:table-cell table:style-name="ce227" office:value-type="float" office:value="-11.9" calcext:value-type="float">
            <text:p>-11,90</text:p>
          </table:table-cell>
          <table:table-cell table:style-name="ce22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1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style-name="ce22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gib gov tr kira damga v.</text:p>
          </table:table-cell>
          <table:table-cell table:style-name="ce220" table:number-columns-repeated="2"/>
          <table:table-cell table:style-name="ce227" office:value-type="float" office:value="-132.3" calcext:value-type="float">
            <text:p>-132,30</text:p>
          </table:table-cell>
          <table:table-cell table:style-name="ce22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 table:number-columns-repeated="2"/>
          <table:table-cell table:style-name="ce23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2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2" office:value-type="float" office:value="1600" calcext:value-type="float">
            <text:p>1.600,00</text:p>
          </table:table-cell>
          <table:table-cell table:style-name="Default"/>
          <table:table-cell table:style-name="ce236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231" office:value-type="string" calcext:value-type="string">
            <text:p>Doğuş Kira 9/12-2022-23 <text:s text:c="3"/>+2000</text:p>
          </table:table-cell>
          <table:table-cell table:style-name="ce232"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2"/>
          <table:table-cell table:style-name="Default"/>
          <table:table-cell table:style-name="ce236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MAYI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2])" office:value-type="float" office:value="11328.34" calcext:value-type="float">
            <text:p>11.328,34</text:p>
          </table:table-cell>
          <table:table-cell table:style-name="ce224" table:formula="of:=SUM([.E4:.E68])" office:value-type="float" office:value="-7712.66" calcext:value-type="float">
            <text:p>-7.712,66</text:p>
          </table:table-cell>
          <table:table-cell table:style-name="ce224" table:formula="of:=SUM([.F4:.F65])" office:value-type="float" office:value="9522.37" calcext:value-type="float">
            <text:p>9.522,37</text:p>
          </table:table-cell>
          <table:table-cell table:style-name="ce224" table:formula="of:=SUM([.G4:.G65])" office:value-type="float" office:value="-7722.66" calcext:value-type="float">
            <text:p>-7.722,66</text:p>
          </table:table-cell>
          <table:table-cell table:style-name="ce224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5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216" office:value-type="date" office:date-value="2022-05-10" calcext:value-type="date">
            <text:p>10.05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197.1" calcext:value-type="float">
            <text:p>-197,10</text:p>
          </table:table-cell>
          <table:table-cell table:style-name="ce227"/>
          <table:table-cell table:style-name="ce22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365.7" calcext:value-type="float">
            <text:p>-365,70</text:p>
          </table:table-cell>
          <table:table-cell table:style-name="ce227"/>
          <table:table-cell table:style-name="ce22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40" office:value-type="string" calcext:value-type="string">
            <text:p>audi benzin</text:p>
          </table:table-cell>
          <table:table-cell table:style-name="ce240" table:number-columns-repeated="2"/>
          <table:table-cell table:style-name="ce237" office:value-type="float" office:value="-100" calcext:value-type="float">
            <text:p>-100,00</text:p>
          </table:table-cell>
          <table:table-cell table:style-name="ce23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audi benzin 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Vodafon 2240</text:p>
          </table:table-cell>
          <table:table-cell table:style-name="ce2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bahçe su parası</text:p>
          </table:table-cell>
          <table:table-cell table:style-name="ce2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2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32"/>
          <table:table-cell table:style-name="ce202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239"/>
          <table:table-cell table:style-name="ce241" office:value-type="string" calcext:value-type="string">
            <text:p>SnyF-Kynkçı Merdal 9/12-2022</text:p>
          </table:table-cell>
          <table:table-cell table:style-name="ce241"/>
          <table:table-cell table:style-name="ce242" office:value-type="float" office:value="4000" calcext:value-type="float">
            <text:p>4.000,00</text:p>
          </table:table-cell>
          <table:table-cell table:style-name="ce241"/>
          <table:table-cell table:style-name="ce243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HAZİR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44])" office:value-type="float" office:value="17837.05" calcext:value-type="float">
            <text:p>17.837,05</text:p>
          </table:table-cell>
          <table:table-cell table:style-name="ce224" table:formula="of:=SUM([.E4:.E80])" office:value-type="float" office:value="-28058.1" calcext:value-type="float">
            <text:p>-28.058,10</text:p>
          </table:table-cell>
          <table:table-cell table:style-name="ce224" table:formula="of:=SUM([.F4:.F77])" office:value-type="float" office:value="16654.19" calcext:value-type="float">
            <text:p>16.654,19</text:p>
          </table:table-cell>
          <table:table-cell table:style-name="ce224" table:formula="of:=SUM([.G4:.G77])" office:value-type="float" office:value="-28058.1" calcext:value-type="float">
            <text:p>-28.058,10</text:p>
          </table:table-cell>
          <table:table-cell table:style-name="ce224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241"/>
          <table:table-cell table:style-name="ce245" office:value-type="string" calcext:value-type="string">
            <text:p>Mesut Elektrik</text:p>
          </table:table-cell>
          <table:table-cell table:style-name="ce245"/>
          <table:table-cell table:style-name="ce245" office:value-type="float" office:value="182.86" calcext:value-type="float">
            <text:p>182,86</text:p>
          </table:table-cell>
          <table:table-cell table:style-name="ce24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246" office:value-type="string" calcext:value-type="string">
            <text:p>9522138254 /CK ÇEPESAŞ/FATURA</text:p>
          </table:table-cell>
          <table:table-cell table:style-name="ce246" table:number-columns-repeated="2"/>
          <table:table-cell table:style-name="ce238" office:value-type="float" office:value="-1317.2" calcext:value-type="float">
            <text:p>-1.317,20</text:p>
          </table:table-cell>
          <table:table-cell table:style-name="ce238"/>
          <table:table-cell table:style-name="ce238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200.1" calcext:value-type="float">
            <text:p>-200,10</text:p>
          </table:table-cell>
          <table:table-cell table:style-name="ce22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395.4" calcext:value-type="float">
            <text:p>-395,40</text:p>
          </table:table-cell>
          <table:table-cell table:style-name="ce22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216" office:value-type="date" office:date-value="2022-06-07" calcext:value-type="date">
            <text:p>07.06.2022</text:p>
          </table:table-cell>
          <table:table-cell table:style-name="ce219" office:value-type="string" calcext:value-type="string">
            <text:p>Yasemin İstanbul Kira</text:p>
          </table:table-cell>
          <table:table-cell table:style-name="ce219" table:number-columns-repeated="2"/>
          <table:table-cell table:style-name="ce22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9" office:value-type="string" calcext:value-type="string">
            <text:p>amazon 240gbWd ssd-braun-64gb 3/6</text:p>
          </table:table-cell>
          <table:table-cell table:style-name="ce229" table:number-columns-repeated="2"/>
          <table:table-cell table:style-name="ce233" office:value-type="float" office:value="-177.65" calcext:value-type="float">
            <text:p>-177,65</text:p>
          </table:table-cell>
          <table:table-cell table:style-name="ce237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table:style-name="ce227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<text:s text:c="2"/>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migros şimşek yem</text:p>
          </table:table-cell>
          <table:table-cell table:style-name="ce220" table:number-columns-repeated="2"/>
          <table:table-cell table:style-name="ce227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fide bahçe</text:p>
          </table:table-cell>
          <table:table-cell table:style-name="ce220" table:number-columns-repeated="2"/>
          <table:table-cell table:style-name="ce227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+ gaz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 2240</text:p>
          </table:table-cell>
          <table:table-cell table:style-name="ce220" table:number-columns-repeated="2"/>
          <table:table-cell table:style-name="ce227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/>
          <table:table-cell table:style-name="ce220" table:number-columns-repeated="3"/>
          <table:table-cell table:style-name="ce22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20" office:value-type="string" calcext:value-type="string">
            <text:p>8758480300 çepesaş</text:p>
          </table:table-cell>
          <table:table-cell table:style-name="ce220" table:number-columns-repeated="2"/>
          <table:table-cell table:style-name="ce227" office:value-type="float" office:value="-99.5" calcext:value-type="float">
            <text:p>-99,50</text:p>
          </table:table-cell>
          <table:table-cell/>
          <table:table-cell table:style-name="ce227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216" office:value-type="date" office:date-value="2022-06-17" calcext:value-type="date">
            <text:p>17.06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2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Doğuş Kira 11/12-2022-23</text:p>
          </table:table-cell>
          <table:table-cell table:style-name="ce241"/>
          <table:table-cell table:style-name="ce243" office:value-type="float" office:value="5000" calcext:value-type="float">
            <text:p>5.000,00</text:p>
          </table:table-cell>
          <table:table-cell table:style-name="ce243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10" office:value-type="float" office:value="6597.63" calcext:value-type="float">
            <text:p>6.597,63</text:p>
          </table:table-cell>
          <table:table-cell table:style-name="Default"/>
          <table:table-cell table:style-name="ce19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210"/>
          <table:table-cell table:style-name="Default"/>
          <table:table-cell table:style-name="ce19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244" office:value-type="date" office:date-value="2022-06-20" calcext:value-type="date">
            <text:p>20.06.2022</text:p>
          </table:table-cell>
          <table:table-cell table:style-name="ce231" office:value-type="string" calcext:value-type="string">
            <text:p>SnyF-Kynkçı Merdal 9/12-2022</text:p>
          </table:table-cell>
          <table:table-cell table:style-name="ce231" table:number-columns-repeated="3"/>
          <table:table-cell table:style-name="ce249" office:value-type="float" office:value="4000" calcext:value-type="float">
            <text:p>4.000,00</text:p>
          </table:table-cell>
          <table:table-cell table:style-name="ce231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47" office:value-type="float" office:value="4000" calcext:value-type="float">
            <text:p>4.000,00</text:p>
          </table:table-cell>
          <table:table-cell table:style-name="ce241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TEMMUZ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88])" office:value-type="float" office:value="27131.07" calcext:value-type="float">
            <text:p>27.131,07</text:p>
          </table:table-cell>
          <table:table-cell table:style-name="ce224" table:formula="of:=SUM([.E4:.E88])" office:value-type="float" office:value="-17400.82" calcext:value-type="float">
            <text:p>-17.400,82</text:p>
          </table:table-cell>
          <table:table-cell table:style-name="ce224" table:formula="of:=SUM([.F4:.F85])" office:value-type="float" office:value="16133.3" calcext:value-type="float">
            <text:p>16.133,30</text:p>
          </table:table-cell>
          <table:table-cell table:style-name="ce224" table:formula="of:=SUM([.G4:.G85])" office:value-type="float" office:value="-20600.82" calcext:value-type="float">
            <text:p>-20.600,82</text:p>
          </table:table-cell>
          <table:table-cell table:style-name="ce224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02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2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2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2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216" office:value-type="date" office:date-value="2022-07-13" calcext:value-type="date">
            <text:p>13.07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/>
          <table:table-cell table:style-name="ce218" table:number-columns-repeated="3"/>
          <table:table-cell table:style-name="ce202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19" calcext:value-type="float">
            <text:p>-219,00</text:p>
          </table:table-cell>
          <table:table-cell table:style-name="ce226"/>
          <table:table-cell table:style-name="ce227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38.6" calcext:value-type="float">
            <text:p>-438,60</text:p>
          </table:table-cell>
          <table:table-cell table:style-name="ce226"/>
          <table:table-cell table:style-name="ce227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/>
          <table:table-cell table:style-name="ce226"/>
          <table:table-cell table:style-name="ce227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19" office:value-type="string" calcext:value-type="string">
            <text:p>ziraat pervine havale kredi için</text:p>
          </table:table-cell>
          <table:table-cell table:style-name="ce219" table:number-columns-repeated="2"/>
          <table:table-cell/>
          <table:table-cell table:style-name="ce226"/>
          <table:table-cell table:style-name="ce227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9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number-columns-repeated="3"/>
          <table:table-cell table:style-name="Default"/>
          <table:table-cell table:style-name="ce19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2" office:value-type="float" office:value="-4.89" calcext:value-type="float">
            <text:p>-4,89</text:p>
          </table:table-cell>
          <table:table-cell table:style-name="ce19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Adem Özen Kira Ödemesi 2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MarRyl Aidat 2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4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</text:p>
          </table:table-cell>
          <table:table-cell table:style-name="ce2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istanbulkart</text:p>
          </table:table-cell>
          <table:table-cell table:style-name="ce2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yakkabı dechatlon ½</text:p>
          </table:table-cell>
          <table:table-cell table:style-name="ce2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kamil bebek</text:p>
          </table:table-cell>
          <table:table-cell table:style-name="ce2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 eskişehir tokat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sen yıl petrol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101 merdiven</text:p>
          </table:table-cell>
          <table:table-cell table:style-name="ce2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</text:p>
          </table:table-cell>
          <table:table-cell table:style-name="ce2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218" office:value-type="string" calcext:value-type="string">
            <text:p>merdiven alüminyum motorcu ibo iade</text:p>
          </table:table-cell>
          <table:table-cell table:style-name="ce218"/>
          <table:table-cell table:style-name="ce252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57"/>
          <table:table-cell table:style-name="ce227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21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57"/>
          <table:table-cell table:style-name="ce227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office:value-type="string" calcext:value-type="string">
            <text:p>maaş bayramlık</text:p>
          </table:table-cell>
          <table:table-cell table:style-name="ce218"/>
          <table:table-cell table:style-name="ce252" office:value-type="float" office:value="1100" calcext:value-type="float">
            <text:p>1.100,00</text:p>
          </table:table-cell>
          <table:table-cell table:style-name="ce202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244" office:value-type="date" office:date-value="2022-07-05" calcext:value-type="date">
            <text:p>05.07.2022</text:p>
          </table:table-cell>
          <table:table-cell table:style-name="ce231" office:value-type="string" calcext:value-type="string">
            <text:p>Doğuş Kira 11/12-2022-23 <text:span text:style-name="T4">BANKADAN</text:span></text:p>
          </table:table-cell>
          <table:table-cell table:style-name="ce231"/>
          <table:table-cell table:style-name="ce253" office:value-type="float" office:value="4000" calcext:value-type="float">
            <text:p>4.000,00</text:p>
          </table:table-cell>
          <table:table-cell table:style-name="ce231"/>
          <table:table-cell table:style-name="ce249" office:value-type="float" office:value="4000" calcext:value-type="float">
            <text:p>4.000,00</text:p>
          </table:table-cell>
          <table:table-cell table:style-name="ce236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250"/>
          <table:table-cell table:style-name="ce251" office:value-type="string" calcext:value-type="string">
            <text:p>Doğuş Kira 11/12-2022-23 kalan bakiye</text:p>
          </table:table-cell>
          <table:table-cell table:style-name="ce251"/>
          <table:table-cell table:style-name="ce254" office:value-type="float" office:value="1000" calcext:value-type="float">
            <text:p>1.000,00</text:p>
          </table:table-cell>
          <table:table-cell table:style-name="ce251"/>
          <table:table-cell table:style-name="ce258"/>
          <table:table-cell table:style-name="ce25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26" office:value-type="float" office:value="5000" calcext:value-type="float">
            <text:p>5.000,00</text:p>
          </table:table-cell>
          <table:table-cell table:style-name="ce202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ce202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elektrik</text:p>
          </table:table-cell>
          <table:table-cell table:style-name="ce241"/>
          <table:table-cell table:style-name="ce255" office:value-type="float" office:value="445.63" calcext:value-type="float">
            <text:p>445,63</text:p>
          </table:table-cell>
          <table:table-cell table:style-name="ce243"/>
          <table:table-cell table:style-name="ce241"/>
          <table:table-cell table:style-name="ce243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56" office:value-type="float" office:value="4000" calcext:value-type="float">
            <text:p>4.000,00</text:p>
          </table:table-cell>
          <table:table-cell table:style-name="ce251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222"/>
        <table:table-column table:style-name="co12" table:number-columns-repeated="3" table:default-cell-style-name="ce202"/>
        <table:table-row table:style-name="ro2">
          <table:table-cell table:number-columns-repeated="3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ĞUSTO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52])" office:value-type="float" office:value="34617.91" calcext:value-type="float">
            <text:p>34.617,91</text:p>
          </table:table-cell>
          <table:table-cell table:style-name="ce224" table:formula="of:=SUM([.E4:.E86])" office:value-type="float" office:value="-11695.35" calcext:value-type="float">
            <text:p>-11.695,35</text:p>
          </table:table-cell>
          <table:table-cell table:style-name="ce224" table:formula="of:=SUM([.F4:.F83])" office:value-type="float" office:value="102061.66" calcext:value-type="float">
            <text:p>102.061,66</text:p>
          </table:table-cell>
          <table:table-cell table:style-name="ce224" table:formula="of:=SUM([.G4:.G83])" office:value-type="float" office:value="-33894.33" calcext:value-type="float">
            <text:p>-33.894,33</text:p>
          </table:table-cell>
          <table:table-cell table:style-name="ce224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2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2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2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2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/>
          <table:table-cell table:style-name="ce263"/>
          <table:table-cell table:style-name="ce227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/>
          <table:table-cell table:style-name="ce264"/>
          <table:table-cell table:style-name="ce227" office:value-type="float" office:value="-200" calcext:value-type="float">
            <text:p>-200,00</text:p>
          </table:table-cell>
          <table:table-cell table:style-name="ce22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/>
          <table:table-cell table:style-name="ce264"/>
          <table:table-cell table:style-name="ce227" office:value-type="float" office:value="-400" calcext:value-type="float">
            <text:p>-400,00</text:p>
          </table:table-cell>
          <table:table-cell table:style-name="ce22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table:style-name="ce220" office:value-type="string" calcext:value-type="string">
            <text:p><text:span text:style-name="T1">8758480300  /CK ÇEPESAŞ/FATURA</text:span></text:p>
          </table:table-cell>
          <table:table-cell table:style-name="ce219"/>
          <table:table-cell table:style-name="ce264"/>
          <table:table-cell table:style-name="ce22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3/12</text:p>
          </table:table-cell>
          <table:table-cell table:style-name="ce219"/>
          <table:table-cell table:style-name="ce264"/>
          <table:table-cell table:style-name="ce227"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3/12</text:p>
          </table:table-cell>
          <table:table-cell table:style-name="ce219"/>
          <table:table-cell table:style-name="ce264"/>
          <table:table-cell table:style-name="ce227"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/>
          <table:table-cell table:style-name="ce263"/>
          <table:table-cell table:style-name="ce227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/>
          <table:table-cell table:style-name="ce263"/>
          <table:table-cell table:style-name="ce227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5/6</text:p>
          </table:table-cell>
          <table:table-cell table:style-name="ce220"/>
          <table:table-cell table:style-name="ce265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decathlon ayakkabı</text:p>
          </table:table-cell>
          <table:table-cell table:style-name="ce220"/>
          <table:table-cell table:style-name="ce265"/>
          <table:table-cell table:style-name="ce227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float" office:value="2240" calcext:value-type="float">
            <text:p>2240</text:p>
          </table:table-cell>
          <table:table-cell table:style-name="ce220"/>
          <table:table-cell table:style-name="ce265"/>
          <table:table-cell table:style-name="ce227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216" office:value-type="date" office:date-value="2022-08-04" calcext:value-type="date">
            <text:p>04.08.2022</text:p>
          </table:table-cell>
          <table:table-cell table:style-name="ce220" office:value-type="string" calcext:value-type="string">
            <text:p>4876 KK</text:p>
          </table:table-cell>
          <table:table-cell table:style-name="ce220"/>
          <table:table-cell table:style-name="ce265"/>
          <table:table-cell table:style-name="ce22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216"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yasemin ehliyet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52"/>
          <table:table-cell table:style-name="ce22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21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63"/>
          <table:table-cell table:style-name="ce22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E Emre Aktaş kira geri ödemesi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G Metin ÇELİK 31-9-22 – 23</text:p>
          </table:table-cell>
          <table:table-cell table:style-name="ce218"/>
          <table:table-cell table:style-name="ce263"/>
          <table:table-cell table:style-name="ce22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40000 + (8 x 1000) = 48000 TL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/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27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1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0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Doğuş Kira 11/12-2022-23 kalan bakiye</text:p>
          </table:table-cell>
          <table:table-cell table:style-name="ce261"/>
          <table:table-cell table:style-name="ce266" office:value-type="float" office:value="1000" calcext:value-type="float">
            <text:p>1.000,00</text:p>
          </table:table-cell>
          <table:table-cell table:style-name="ce261"/>
          <table:table-cell table:style-name="ce26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231" office:value-type="string" calcext:value-type="string">
            <text:p>Doğuş Kira 12/12-2022-23 BANKADAN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5000" calcext:value-type="float">
            <text:p>5.000,00</text:p>
          </table:table-cell>
          <table:table-cell table:style-name="ce231"/>
          <table:table-cell table:style-name="ce24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SnyF-Kynkçı Merdal elektrik haziran</text:p>
          </table:table-cell>
          <table:table-cell table:style-name="ce261"/>
          <table:table-cell table:style-name="ce267"/>
          <table:table-cell table:style-name="ce261"/>
          <table:table-cell table:style-name="ce2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table:style-name="ce231" office:value-type="string" calcext:value-type="string">
            <text:p>Doğuş Kira 12/12-2022-23 kalan bakiye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2000" calcext:value-type="float">
            <text:p>2.000,00</text:p>
          </table:table-cell>
          <table:table-cell table:style-name="ce231"/>
          <table:table-cell table:style-name="ce249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YLÜL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42])" office:value-type="float" office:value="70162.31" calcext:value-type="float">
            <text:p>70.162,31</text:p>
          </table:table-cell>
          <table:table-cell table:style-name="ce224" table:formula="of:=SUM([.E5:.E71])" office:value-type="float" office:value="-61978.72" calcext:value-type="float">
            <text:p>-61.978,72</text:p>
          </table:table-cell>
          <table:table-cell table:style-name="ce224" table:formula="of:=SUM([.F5:.F68])" office:value-type="float" office:value="9260.5" calcext:value-type="float">
            <text:p>9.260,50</text:p>
          </table:table-cell>
          <table:table-cell table:style-name="ce224" table:formula="of:=SUM([.G5:.G68])" office:value-type="float" office:value="-25729.24" calcext:value-type="float">
            <text:p>-25.729,24</text:p>
          </table:table-cell>
          <table:table-cell table:style-name="ce224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0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2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2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2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 table:style-name="ce22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 table:style-name="ce22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216" office:value-type="date" office:date-value="2022-09-03" calcext:value-type="date">
            <text:p>03.09.2022</text:p>
          </table:table-cell>
          <table:table-cell table:style-name="ce219" office:value-type="string" calcext:value-type="string">
            <text:p>nakit istanbul</text:p>
          </table:table-cell>
          <table:table-cell table:style-name="ce219" table:number-columns-repeated="2"/>
          <table:table-cell/>
          <table:table-cell table:style-name="ce22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216" office:value-type="date" office:date-value="2022-09-12" calcext:value-type="date">
            <text:p>12.09.2022</text:p>
          </table:table-cell>
          <table:table-cell table:style-name="ce219" office:value-type="string" calcext:value-type="string">
            <text:p>Adem Özen Kira Ödemesi 4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MarRyl Aidat 4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string" calcext:value-type="string">
            <text:p>amazon 240gbWd ssd-braun-64gb 6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toyota trafik cezası</text:p>
          </table:table-cell>
          <table:table-cell table:style-name="ce220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mtv taksit 1/3</text:p>
          </table:table-cell>
          <table:table-cell table:style-name="ce220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0" calcext:value-type="date">
            <text:p>10.08.2022</text:p>
          </table:table-cell>
          <table:table-cell table:style-name="ce220" office:value-type="string" calcext:value-type="string">
            <text:p>akgünler deniz otobüs bileti girne -taşucu</text:p>
          </table:table-cell>
          <table:table-cell table:style-name="ce220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4" calcext:value-type="date">
            <text:p>14.08.2022</text:p>
          </table:table-cell>
          <table:table-cell table:style-name="ce220" office:value-type="string" calcext:value-type="string">
            <text:p>toros benzin taşucu-tokat</text:p>
          </table:table-cell>
          <table:table-cell table:style-name="ce220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float" office:value="2240" calcext:value-type="float">
            <text:p>2240</text:p>
          </table:table-cell>
          <table:table-cell table:style-name="ce220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220" office:value-type="string" calcext:value-type="string">
            <text:p>Carraro 327 bisiklet</text:p>
          </table:table-cell>
          <table:table-cell table:style-name="ce220" office:value-type="string" calcext:value-type="string">
            <text:p>bh</text:p>
          </table:table-cell>
          <table:table-cell table:style-name="ce220"/>
          <table:table-cell table:style-name="ce22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202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202"/>
          <table:table-cell table:style-name="ce22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9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0" office:value-type="float" office:value="1200" calcext:value-type="float">
            <text:p>1.200,00</text:p>
          </table:table-cell>
          <table:table-cell table:style-name="Default"/>
          <table:table-cell table:style-name="ce19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0" office:value-type="float" office:value="54000" calcext:value-type="float">
            <text:p>54.000,00</text:p>
          </table:table-cell>
          <table:table-cell table:style-name="Default"/>
          <table:table-cell table:style-name="ce19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Doğuş Kira 2/12-2023-24– 30-09-22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Lise Arkası Kira ++++++++++++++++</text:p>
          </table:table-cell>
          <table:table-cell table:style-name="ce251"/>
          <table:table-cell table:style-name="ce25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216"/>
        <table:table-column table:style-name="co29" table:default-cell-style-name="Default"/>
        <table:table-column table:style-name="co32" table:default-cell-style-name="Default"/>
        <table:table-column table:style-name="co12" table:default-cell-style-name="ce220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Kİ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78])" office:value-type="float" office:value="27978.55" calcext:value-type="float">
            <text:p>27.978,55</text:p>
          </table:table-cell>
          <table:table-cell table:style-name="ce224" table:formula="of:=SUM([.E4:.E108])" office:value-type="float" office:value="-34491.12" calcext:value-type="float">
            <text:p>-34.491,12</text:p>
          </table:table-cell>
          <table:table-cell table:style-name="ce224" table:formula="of:=SUM([.F4:.F105])" office:value-type="float" office:value="69474.91" calcext:value-type="float">
            <text:p>69.474,91</text:p>
          </table:table-cell>
          <table:table-cell table:style-name="ce224" table:formula="of:=SUM([.G4:.G105])" office:value-type="float" office:value="-83806.82" calcext:value-type="float">
            <text:p>-83.806,82</text:p>
          </table:table-cell>
          <table:table-cell table:style-name="ce224" table:formula="of:=[.F2]+[.G2]" office:value-type="float" office:value="-14331.91" calcext:value-type="float">
            <text:p>-14.331,91</text:p>
          </table:table-cell>
        </table:table-row>
        <table:table-row table:style-name="ro2">
          <table:table-cell table:style-name="Default"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6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202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0" office:value-type="float" office:value="933.39" calcext:value-type="float">
            <text:p>933,39</text:p>
          </table:table-cell>
          <table:table-cell table:style-name="ce202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0" office:value-type="float" office:value="99.8" calcext:value-type="float">
            <text:p>99,80</text:p>
          </table:table-cell>
          <table:table-cell table:style-name="ce202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12" office:value-type="float" office:value="200" calcext:value-type="float">
            <text:p>200,00</text:p>
          </table:table-cell>
          <table:table-cell table:style-name="ce202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0" office:value-type="float" office:value="846.7" calcext:value-type="float">
            <text:p>846,70</text:p>
          </table:table-cell>
          <table:table-cell table:style-name="ce202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96" office:value-type="float" office:value="445.75" calcext:value-type="float">
            <text:p>445,75</text:p>
          </table:table-cell>
          <table:table-cell table:style-name="ce202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1/6</text:p>
          </table:table-cell>
          <table:table-cell/>
          <table:table-cell table:style-name="ce196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6" office:value-type="float" office:value="202.91" calcext:value-type="float">
            <text:p>202,91</text:p>
          </table:table-cell>
          <table:table-cell table:style-name="ce202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27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table:style-name="Default"/>
          <table:table-cell table:style-name="ce219" table:number-columns-repeated="3"/>
          <table:table-cell table:style-name="ce226"/>
          <table:table-cell table:number-columns-repeated="2"/>
          <table:table-cell table:formula="of:=[.H15]+[.F16]+[.G16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9" office:value-type="string" calcext:value-type="string">
            <text:p>Adem Özen Kira Ödemesi 5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721.09" calcext:value-type="float">
            <text:p>-1.721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MarRyl Aidat 5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213.59" calcext:value-type="float">
            <text:p>-2.213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8]+[.F19]+[.G19]" office:value-type="float" office:value="-2213.59" calcext:value-type="float">
            <text:p>-2.213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Mtv 2/3</text:p>
          </table:table-cell>
          <table:table-cell table:style-name="ce21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218" office:value-type="string" calcext:value-type="string">
            <text:p>toyota gaz tokat</text:p>
          </table:table-cell>
          <table:table-cell table:style-name="ce21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tosya</text:p>
          </table:table-cell>
          <table:table-cell table:style-name="ce21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benzin bolu</text:p>
          </table:table-cell>
          <table:table-cell table:style-name="ce21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bolu yemek hanzade</text:p>
          </table:table-cell>
          <table:table-cell table:style-name="ce21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bolu</text:p>
          </table:table-cell>
          <table:table-cell table:style-name="ce21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toyota gaz istanbul</text:p>
          </table:table-cell>
          <table:table-cell table:style-name="ce21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ikea <text:s/></text:p>
          </table:table-cell>
          <table:table-cell table:style-name="ce21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yemek</text:p>
          </table:table-cell>
          <table:table-cell table:style-name="ce21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ikea masa 1/6</text:p>
          </table:table-cell>
          <table:table-cell table:style-name="ce220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koçtaş dolap ½</text:p>
          </table:table-cell>
          <table:table-cell table:style-name="ce220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20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buji</text:p>
          </table:table-cell>
          <table:table-cell table:style-name="ce220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rotil</text:p>
          </table:table-cell>
          <table:table-cell table:style-name="ce220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hummel ayakkabı 4 adet</text:p>
          </table:table-cell>
          <table:table-cell table:style-name="ce220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tavuk dünyası</text:p>
          </table:table-cell>
          <table:table-cell table:style-name="ce220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istanbul</text:p>
          </table:table-cell>
          <table:table-cell table:style-name="ce220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koçtaş pervane 1/6</text:p>
          </table:table-cell>
          <table:table-cell table:style-name="ce220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bolu yemek</text:p>
          </table:table-cell>
          <table:table-cell table:style-name="ce220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bolu</text:p>
          </table:table-cell>
          <table:table-cell table:style-name="ce220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pirinç</text:p>
          </table:table-cell>
          <table:table-cell table:style-name="ce220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osmancık yolcu leblebi pirinç</text:p>
          </table:table-cell>
          <table:table-cell table:style-name="ce220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benzin turhal</text:p>
          </table:table-cell>
          <table:table-cell table:style-name="ce220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şenyurt</text:p>
          </table:table-cell>
          <table:table-cell table:style-name="ce220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220" office:value-type="string" calcext:value-type="string">
            <text:p>toyota şanz yağı 3 lt</text:p>
          </table:table-cell>
          <table:table-cell table:style-name="ce220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220" office:value-type="string" calcext:value-type="string">
            <text:p>alçıpan</text:p>
          </table:table-cell>
          <table:table-cell table:style-name="ce220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213.59" calcext:value-type="float">
            <text:p>-2.213,59</text:p>
          </table:table-cell>
        </table:table-row>
        <table:table-row table:style-name="ro2">
          <table:table-cell table:style-name="Default"/>
          <table:table-cell table:style-name="ce220" office:value-type="string" calcext:value-type="string">
            <text:p>4876 KK 9324,32</text:p>
          </table:table-cell>
          <table:table-cell table:style-name="ce220"/>
          <table:table-cell/>
          <table:table-cell table:style-name="ce22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537.91" calcext:value-type="float">
            <text:p>-11.53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1911.91" calcext:value-type="float">
            <text:p>-41.911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1911.91" calcext:value-type="float">
            <text:p>-41.911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1911.91" calcext:value-type="float">
            <text:p>-41.911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42000 yıllı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1911.91" calcext:value-type="float">
            <text:p>-41.911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611.91" calcext:value-type="float">
            <text:p>-31.611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257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611.91" calcext:value-type="float">
            <text:p>-22.611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222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1911.91" calcext:value-type="float">
            <text:p>-1.911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ay sonuna kadar ödenecek</text:p>
          </table:table-cell>
          <table:table-cell/>
          <table:table-cell table:style-name="ce222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1911.91" calcext:value-type="float">
            <text:p>-1.911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531.91" calcext:value-type="float">
            <text:p>-4.531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531.91" calcext:value-type="float">
            <text:p>-4.531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531.91" calcext:value-type="float">
            <text:p>-4.531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style-name="Default"/>
          <table:table-cell/>
          <table:table-cell table:formula="of:=[.H64]+[.F65]+[.G65]" office:value-type="float" office:value="-4531.91" calcext:value-type="float">
            <text:p>-4.531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66]+[.F67]+[.G67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67]+[.F68]+[.G68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68]+[.F69]+[.G69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69]+[.F70]+[.G70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00" calcext:value-type="currency">
            <text:p>₺4.200,00</text:p>
          </table:table-cell>
          <table:table-cell table:style-name="ce222"/>
          <table:table-cell table:number-columns-repeated="2"/>
          <table:table-cell table:formula="of:=[.H70]+[.F71]+[.G71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ce222"/>
          <table:table-cell table:number-columns-repeated="2"/>
          <table:table-cell table:formula="of:=[.H71]+[.F72]+[.G72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Doğuş Kira 3/12-2023-24– 30-10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ce222"/>
          <table:table-cell table:number-columns-repeated="2"/>
          <table:table-cell table:formula="of:=[.H72]+[.F73]+[.G73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G Metin ÇELİK 2/8</text:p>
          </table:table-cell>
          <table:table-cell/>
          <table:table-cell table:style-name="ce271" office:value-type="currency" office:currency="TRY" office:value="1200" calcext:value-type="currency">
            <text:p>₺1.200,00</text:p>
          </table:table-cell>
          <table:table-cell table:style-name="ce222"/>
          <table:table-cell table:style-name="Default" table:number-columns-repeated="2"/>
          <table:table-cell table:formula="of:=[.H73]+[.F74]+[.G74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22"/>
          <table:table-cell table:style-name="Default" table:number-columns-repeated="2"/>
          <table:table-cell table:formula="of:=[.H74]+[.F75]+[.G75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4531.91" calcext:value-type="float">
            <text:p>-4.531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2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9218.09" calcext:value-type="float">
            <text:p>9.218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table:style-name="Default" office:value-type="float" office:value="-23750" calcext:value-type="float">
            <text:p>-23750</text:p>
          </table:table-cell>
          <table:table-cell table:formula="of:=[.H83]+[.F84]+[.G84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4]+[.F85]+[.G85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5]+[.F86]+[.G86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6]+[.F87]+[.G87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7]+[.F88]+[.G88]" office:value-type="float" office:value="-14531.91" calcext:value-type="float">
            <text:p>-14.531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KASI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5])" office:value-type="float" office:value="135050" calcext:value-type="float">
            <text:p>135.050,00</text:p>
          </table:table-cell>
          <table:table-cell table:style-name="ce224" table:formula="of:=SUM([.E4:.E65])" office:value-type="float" office:value="-11546.5" calcext:value-type="float">
            <text:p>-11.546,50</text:p>
          </table:table-cell>
          <table:table-cell table:style-name="ce224" table:formula="of:=SUM([.F4:.F63])" office:value-type="float" office:value="0" calcext:value-type="float">
            <text:p>0,00</text:p>
          </table:table-cell>
          <table:table-cell table:style-name="ce224" table:formula="of:=SUM([.G4:.G63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6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6/12</text:p>
          </table:table-cell>
          <table:table-cell table:style-name="ce219" table:number-columns-repeated="2"/>
          <table:table-cell table:style-name="ce226" office:value-type="float" office:value="-396.5" calcext:value-type="float">
            <text:p>-396,5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3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02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02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2"/>
          <table:table-cell table:style-name="Default" table:number-columns-repeated="3"/>
          <table:table-cell table:formula="of:=[.H36]+[.F37]+[.G37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RALI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3])" office:value-type="float" office:value="13850" calcext:value-type="float">
            <text:p>13.850,00</text:p>
          </table:table-cell>
          <table:table-cell table:style-name="ce224" table:formula="of:=SUM([.E4:.E70])" office:value-type="float" office:value="-11546.5" calcext:value-type="float">
            <text:p>-11.546,50</text:p>
          </table:table-cell>
          <table:table-cell table:style-name="ce224" table:formula="of:=SUM([.F4:.F68])" office:value-type="float" office:value="0" calcext:value-type="float">
            <text:p>0,00</text:p>
          </table:table-cell>
          <table:table-cell table:style-name="ce224" table:formula="of:=SUM([.G4:.G68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7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7/12</text:p>
          </table:table-cell>
          <table:table-cell table:style-name="ce219" table:number-columns-repeated="2"/>
          <table:table-cell table:style-name="ce226" office:value-type="float" office:value="-396.5" calcext:value-type="float">
            <text:p>-396,5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202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2"/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216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196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2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 style:data-style-name="N2" text:time-value="10:42:34.3176231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0H3M45S</meta:editing-duration>
    <meta:editing-cycles>80</meta:editing-cycles>
    <meta:generator>LibreOffice/7.2.7.2$Linux_X86_64 LibreOffice_project/20$Build-2</meta:generator>
    <dc:date>2022-10-14T11:18:22.650655130</dc:date>
    <meta:document-statistic meta:table-count="14" meta:cell-count="1893" meta:object-count="0"/>
  </office:meta>
</office:document-meta>
</file>